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7.77mm"/>
    </style:style>
    <style:style style:name="co3" style:family="table-column">
      <style:table-column-properties fo:break-before="auto" style:column-width="9.35mm"/>
    </style:style>
    <style:style style:name="co4" style:family="table-column">
      <style:table-column-properties fo:break-before="auto" style:column-width="11.06mm"/>
    </style:style>
    <style:style style:name="co5" style:family="table-column">
      <style:table-column-properties fo:break-before="auto" style:column-width="45.1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background-color="#cccccc" fo:wrap-option="no-wrap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99pt groove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size-asian="14pt" style:font-size-complex="14pt"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5"/>
        <table:table-column table:style-name="co1" table:default-cell-style-name="ce8"/>
        <table:table-column table:style-name="co5" table:default-cell-style-name="Default"/>
        <table:table-row table:style-name="ro1">
          <table:table-cell table:number-columns-repeated="4"/>
          <table:table-cell table:style-name="ce4" office:value-type="string" calcext:value-type="string" table:number-columns-spanned="2" table:number-rows-spanned="1">
            <text:p>R A M</text:p>
          </table:table-cell>
          <table:covered-table-cell/>
          <table:table-cell/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3">
          <table:table-cell table:style-name="ce1" table:number-columns-repeated="4"/>
          <table:table-cell table:style-name="ce6" office:value-type="string" calcext:value-type="string">
            <text:p>indirizzo</text:p>
          </table:table-cell>
          <table:table-cell table:style-name="ce6" office:value-type="string" calcext:value-type="string">
            <text:p>cella</text:p>
          </table:table-cell>
          <table:table-cell/>
        </table:table-row>
        <table:table-row table:style-name="ro4">
          <table:table-cell/>
          <table:table-cell table:style-name="ce2" office:value-type="string" calcext:value-type="string">
            <text:p>1 byte contiene sequenze binarie</text:p>
            <text:p>da 00 ad FF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F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table:style-name="ce9" office:value-type="string" calcext:value-type="string">
            <text:p>3D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table:style-name="ce9"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table:style-name="ce9" office:value-type="string" calcext:value-type="string">
            <text:p>C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table:style-name="ce9" office:value-type="float" office:value="98" calcext:value-type="float">
            <text:p>98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pan text:style-name="T1">indirizzo iniziale di </text:span><text:span text:style-name="T2">a</text:span></text:p>
          </table:table-cell>
          <table:covered-table-cell table:number-columns-repeated="2"/>
          <table:table-cell table:style-name="ce7" office:value-type="float" office:value="106" calcext:value-type="float">
            <text:p>106</text:p>
          </table:table-cell>
          <table:table-cell table:style-name="ce9" office:value-type="float" office:value="12" calcext:value-type="float">
            <text:p>12</text:p>
          </table:table-cell>
          <table:table-cell table:style-name="ce10" office:value-type="string" calcext:value-type="string" table:number-columns-spanned="1" table:number-rows-spanned="4">
            <text:p>   int a;</text:p>
            <text:p>   // occupa 4 byte</text:p>
          </table:table-cell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 table:style-name="ce9" office:value-type="string" calcext:value-type="string">
            <text:p>E1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table:style-name="ce9" office:value-type="string" calcext:value-type="string">
            <text:p>A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  <table:table-cell table:style-name="ce9"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style-name="ce9" office:value-type="float" office:value="76" calcext:value-type="float">
            <text:p>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  <table:table-cell table:style-name="ce9" office:value-type="string" calcext:value-type="string">
            <text:p>5D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table:style-name="ce9"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4:58:03.786583732</meta:creation-date>
    <dc:date>2020-03-21T15:32:44.751805822</dc:date>
    <meta:editing-duration>PT20M10S</meta:editing-duration>
    <meta:editing-cycles>2</meta:editing-cycles>
    <meta:generator>LibreOffice/6.0.7.3$Linux_X86_64 LibreOffice_project/00m0$Build-3</meta:generator>
    <meta:document-statistic meta:table-count="1" meta:cell-count="34" meta:object-count="0"/>
  </office:meta>
</office:document-meta>
</file>